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cm" svg:stroke-color="#00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cm" svg:stroke-color="#000000" draw:marker-start-width="0.35cm" draw:marker-end-width="0.15cm" draw:textarea-horizontal-align="justify" draw:textarea-vertical-align="middle" draw:auto-grow-height="false" fo:min-height="1.75cm" fo:min-width="3.5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35cm" draw:marker-end-width="0.15cm" draw:textarea-horizontal-align="justify" draw:textarea-vertical-align="middle" draw:auto-grow-height="false" fo:min-height="2.05cm" fo:min-width="4.9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35cm" draw:marker-end-width="0.15cm" draw:textarea-horizontal-align="justify" draw:textarea-vertical-align="middle" draw:auto-grow-height="false" fo:min-height="2.15cm" fo:min-width="4.6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-width="0.35cm" draw:marker-end-width="0.15cm" draw:fill="solid" draw:fill-color="#72bf44" draw:textarea-horizontal-align="justify" draw:textarea-vertical-align="middle" draw:auto-grow-height="false" fo:min-height="2.05cm" fo:min-width="4.9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35cm" draw:marker-end-width="0.15cm" draw:fill="solid" draw:fill-color="#72bf44" draw:textarea-horizontal-align="justify" draw:textarea-vertical-align="middle" draw:auto-grow-height="false" fo:min-height="0.75cm" fo:min-width="1.6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start-width="0.35cm" draw:marker-end-width="0.15cm" draw:textarea-horizontal-align="justify" draw:textarea-vertical-align="middle" draw:auto-grow-height="false" fo:min-height="0.75cm" fo:min-width="1.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marker-start-width="0.5cm" draw:marker-end-width="0.3cm" draw:fill="none" draw:fill-color="#ffffff" fo:min-height="0.55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cm" svg:stroke-color="#000000" draw:marker-start-width="0.2cm" draw:marker-end-width="0cm" draw:fill="none" draw:fill-color="#ffffff" fo:min-height="0.712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solid" draw:fill-color="#72bf44"/>
      <style:paragraph-properties fo:text-align="center"/>
      <style:text-properties fo:font-size="14pt" style:font-size-asian="18pt" style:font-size-complex="18pt"/>
    </style:style>
    <style:style style:name="P6" style:family="paragraph">
      <style:text-properties fo:font-size="14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9cm" svg:y1="9.9cm" svg:x2="7.05cm" svg:y2="16.9cm" draw:start-shape="id1" draw:start-glue-point="2" draw:end-shape="id2" draw:end-glue-point="0" svg:d="M14900 9900l-7850 7000" svg:viewBox="0 0 7851 7001">
          <text:p/>
        </draw:connector>
        <draw:connector draw:style-name="gr1" draw:text-style-name="P1" draw:layer="layout" draw:type="line" svg:x1="8.3cm" svg:y1="2.85cm" svg:x2="14.1cm" svg:y2="12.7cm" draw:start-shape="id3" draw:start-glue-point="1" draw:end-shape="id4" draw:end-glue-point="0" svg:d="M8300 2850l5800 9850" svg:viewBox="0 0 5801 9851">
          <text:p/>
        </draw:connector>
        <draw:connector draw:style-name="gr1" draw:text-style-name="P1" draw:layer="layout" draw:type="line" svg:x1="5.6cm" svg:y1="4cm" svg:x2="7.05cm" svg:y2="16.9cm" draw:start-shape="id3" draw:start-glue-point="2" draw:end-shape="id2" draw:end-glue-point="0" svg:d="M5600 4000l1450 12900" svg:viewBox="0 0 1451 12901">
          <text:p/>
        </draw:connector>
        <draw:connector draw:style-name="gr1" draw:text-style-name="P1" draw:layer="layout" draw:type="line" svg:x1="4.1cm" svg:y1="14.9cm" svg:x2="7.05cm" svg:y2="16.9cm" draw:start-shape="id5" draw:start-glue-point="2" draw:end-shape="id2" draw:end-glue-point="0" svg:d="M4100 14900l2950 2000" svg:viewBox="0 0 2951 2001">
          <text:p/>
        </draw:connector>
        <draw:custom-shape draw:style-name="gr2" draw:text-style-name="P2" xml:id="id7" draw:id="id7" draw:layer="layout" svg:width="4cm" svg:height="2cm" svg:x="21.7cm" svg:y="17.3cm"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5.4cm" svg:height="2.3cm" svg:x="13.6cm" svg:y="17cm">
          <text:p text:style-name="P2">lw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5.1cm" svg:height="2.4cm" svg:x="4.5cm" svg:y="16.9cm">
          <text:p text:style-name="P2">settin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9.6cm" svg:y1="18.1cm" svg:x2="13.6cm" svg:y2="18.15cm" draw:start-shape="id2" draw:start-glue-point="1" draw:end-shape="id6" svg:d="M9600 18100l4000 50" svg:viewBox="0 0 4001 51">
          <text:p/>
        </draw:connector>
        <draw:custom-shape draw:style-name="gr3" draw:text-style-name="P2" xml:id="id4" draw:id="id4" draw:layer="layout" svg:width="5.4cm" svg:height="2.3cm" svg:x="11.4cm" svg:y="12.7cm">
          <text:p text:style-name="P2">box-of-ques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1cm" svg:y1="15cm" svg:x2="23.7cm" svg:y2="17.3cm" draw:start-shape="id4" draw:start-glue-point="2" draw:end-shape="id7" draw:end-glue-point="0" svg:d="M14100 15000l9600 2300" svg:viewBox="0 0 9601 2301">
          <text:p/>
        </draw:connector>
        <draw:connector draw:style-name="gr1" draw:text-style-name="P1" draw:layer="layout" draw:type="line" svg:x1="14.1cm" svg:y1="15cm" svg:x2="7.05cm" svg:y2="16.9cm" draw:start-shape="id4" draw:start-glue-point="2" draw:end-shape="id2" draw:end-glue-point="0" svg:d="M14100 15000l-7050 1900" svg:viewBox="0 0 7051 1901">
          <text:p/>
        </draw:connector>
        <draw:connector draw:style-name="gr1" draw:text-style-name="P1" draw:layer="layout" draw:type="line" svg:x1="14.1cm" svg:y1="15cm" svg:x2="16.3cm" svg:y2="17cm" draw:start-shape="id4" draw:start-glue-point="2" draw:end-shape="id6" draw:end-glue-point="0" svg:d="M14100 15000l2200 2000" svg:viewBox="0 0 2201 2001">
          <text:p/>
        </draw:connector>
        <draw:custom-shape draw:style-name="gr5" draw:text-style-name="P3" xml:id="id8" draw:id="id8" draw:layer="layout" svg:width="5.4cm" svg:height="2.3cm" svg:x="6.5cm" svg:y="5.2cm">
          <text:p text:style-name="P2">choose-ab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9.2cm" svg:y1="7.5cm" svg:x2="14.1cm" svg:y2="12.7cm" draw:start-shape="id8" draw:start-glue-point="2" draw:end-shape="id4" draw:end-glue-point="0" svg:d="M9200 7500l4900 5200" svg:viewBox="0 0 4901 5201">
          <text:p/>
        </draw:connector>
        <draw:connector draw:style-name="gr1" draw:text-style-name="P1" draw:layer="layout" draw:type="line" svg:x1="9.2cm" svg:y1="7.5cm" svg:x2="7.05cm" svg:y2="16.9cm" draw:start-shape="id8" draw:start-glue-point="2" draw:end-shape="id2" draw:end-glue-point="0" svg:d="M9200 7500l-2150 9400" svg:viewBox="0 0 2151 9401">
          <text:p/>
        </draw:connector>
        <draw:custom-shape draw:style-name="gr5" draw:text-style-name="P3" xml:id="id9" draw:id="id9" draw:layer="layout" svg:width="5.4cm" svg:height="2.3cm" svg:x="18.2cm" svg:y="5.2cm">
          <text:p text:style-name="P2">choose-by-ta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20.9cm" svg:y1="7.5cm" svg:x2="16.8cm" svg:y2="13.85cm" draw:start-shape="id9" draw:start-glue-point="2" draw:end-shape="id4" svg:d="M20900 7500l-4100 6350" svg:viewBox="0 0 4101 6351">
          <text:p/>
        </draw:connector>
        <draw:custom-shape draw:style-name="gr5" draw:text-style-name="P3" xml:id="id1" draw:id="id1" draw:layer="layout" svg:width="5.4cm" svg:height="2.3cm" svg:x="12.2cm" svg:y="7.6cm">
          <text:p text:style-name="P2">picture-with-labe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9cm" svg:y1="9.9cm" svg:x2="14.1cm" svg:y2="12.7cm" draw:start-shape="id1" draw:start-glue-point="2" draw:end-shape="id4" draw:end-glue-point="0" svg:d="M14900 9900l-800 2800" svg:viewBox="0 0 801 2801">
          <text:p/>
        </draw:connector>
        <draw:custom-shape draw:style-name="gr5" draw:text-style-name="P3" xml:id="id10" draw:id="id10" draw:layer="layout" svg:width="5.4cm" svg:height="2.3cm" svg:x="1.4cm" svg:y="9.5cm">
          <text:p text:style-name="P2">settin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4.1cm" svg:y1="11.8cm" svg:x2="7.05cm" svg:y2="16.9cm" draw:start-shape="id10" draw:start-glue-point="2" draw:end-shape="id2" draw:end-glue-point="0" svg:d="M4100 11800l2950 5100" svg:viewBox="0 0 2951 5101">
          <text:p/>
        </draw:connector>
        <draw:connector draw:style-name="gr1" draw:text-style-name="P1" draw:layer="layout" draw:type="line" svg:x1="6.8cm" svg:y1="10.65cm" svg:x2="11.4cm" svg:y2="13.85cm" draw:start-shape="id10" draw:start-glue-point="1" draw:end-shape="id4" svg:d="M6800 10650l4600 3200" svg:viewBox="0 0 4601 3201">
          <text:p/>
        </draw:connector>
        <draw:custom-shape draw:style-name="gr5" draw:text-style-name="P3" xml:id="id3" draw:id="id3" draw:layer="layout" svg:width="5.4cm" svg:height="2.3cm" svg:x="2.9cm" svg:y="1.7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1cm" svg:height="1cm" svg:x="26.5cm" svg:y="11cm">
          <text:p text:style-name="P4">a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cm" svg:height="1cm" svg:x="26.6cm" svg:y="12.5cm">
          <text:p text:style-name="P4"><text:span text:style-name="T1">a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6.6cm" svg:y1="14.5cm" svg:x2="28.3cm" svg:y2="14.5cm">
          <text:p/>
        </draw:line>
        <draw:frame draw:style-name="gr8" draw:text-style-name="P7" draw:layer="layout" svg:width="1.9cm" svg:height="0.902cm" svg:x="26.7cm" svg:y="15cm">
          <draw:text-box>
            <text:p text:style-name="P6"><text:span text:style-name="T1">uses</text:span></text:p>
          </draw:text-box>
        </draw:frame>
        <draw:frame draw:style-name="gr9" draw:text-style-name="P8" draw:layer="layout" svg:width="8.2cm" svg:height="0.962cm" svg:x="18cm" svg:y="1.5cm">
          <draw:text-box>
            <text:p>How pages use services</text:p>
          </draw:text-box>
        </draw:frame>
        <draw:custom-shape draw:style-name="gr5" draw:text-style-name="P3" xml:id="id5" draw:id="id5" draw:layer="layout" svg:width="5.4cm" svg:height="2.3cm" svg:x="1.4cm" svg:y="12.6cm">
          <text:p text:style-name="P2">language-selection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7T09:04:33.161874298</meta:creation-date>
    <dc:date>2020-02-07T14:59:45.647480683</dc:date>
    <meta:editing-duration>PT2H31M58S</meta:editing-duration>
    <meta:editing-cycles>4</meta:editing-cycles>
    <meta:generator>LibreOffice/6.0.7.3$Linux_X86_64 LibreOffice_project/00m0$Build-3</meta:generator>
    <meta:document-statistic meta:object-count="29"/>
  </office:meta>
</office:document-meta>
</file>